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essageHeaders.readObject( ObjectInputStream i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Headers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Headers.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Headers.get( Object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Headers.MessageHeaders( @ Nullable Map &lt; String , Object &gt; headers , @ Nullable UUID id , @ Nullable Long timestamp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MessageHeaders.getTimestam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Headers.getReplyChann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Headers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Headers.containsKey( Object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Headers.containsValue(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Headers.getIdGenerato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essageHeaders.writeObject( ObjectOutputStream ou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MessageHeaders.cle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Headers.putAll( Map &lt; ? extends String , ? extends Object &gt; ma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Headers.isEmp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Headers.getRawHead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Headers.MessageHeaders( MessageHeaders original , Set &lt; String &gt; keysToIgnor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essageHeaders.key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Headers.entry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Headers.get( Object key , Class &lt; T &gt; typ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MessageHeaders.MessageHeaders( @ Nullable Map &lt; String , Object &gt; head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Headers.equals( @ Nullable Object oth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essageHeaders.valu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Headers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Headers.getErrorChann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Headers.remove( Object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Headers.put( String key ,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